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 table:style-name="Default" table:number-columns-repeated="3"/>
          <table:table-cell/>
          <table:table-cell table:style-name="Default"/>
          <table:table-cell table:style-name="Default" office:value-type="string" calcext:value-type="string">
            <text:p>115MB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insert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webpage timers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office:value-type="string" calcext:value-type="string">
            <text:p>memcache</text:p>
          </table:table-cell>
          <table:table-cell table:number-columns-repeated="2"/>
          <table:table-cell table:style-name="ce1"/>
          <table:table-cell office:value-type="string" calcext:value-type="string">
            <text:p>memcache</text:p>
          </table:table-cell>
          <table:table-cell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51.76726" calcext:value-type="float">
            <text:p>51.76726</text:p>
          </table:table-cell>
          <table:table-cell office:value-type="float" office:value="41.51108" calcext:value-type="float">
            <text:p>41.511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.496" calcext:value-type="float">
            <text:p>56.496</text:p>
          </table:table-cell>
          <table:table-cell office:value-type="float" office:value="46.523" calcext:value-type="float">
            <text:p>46.523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in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webpage timers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office:value-type="string" calcext:value-type="string">
            <text:p>memcache</text:p>
          </table:table-cell>
          <table:table-cell table:number-columns-repeated="2"/>
          <table:table-cell table:style-name="ce1"/>
          <table:table-cell office:value-type="string" calcext:value-type="string">
            <text:p>memcache</text:p>
          </table:table-cell>
          <table:table-cell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elet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webpage timers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office:value-type="string" calcext:value-type="string">
            <text:p>memcache</text:p>
          </table:table-cell>
          <table:table-cell table:number-columns-repeated="2"/>
          <table:table-cell table:style-name="ce1"/>
          <table:table-cell office:value-type="string" calcext:value-type="string">
            <text:p>memcache</text:p>
          </table:table-cell>
          <table:table-cell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.805" calcext:value-type="float">
            <text:p>43.805</text:p>
          </table:table-cell>
          <table:table-cell table:style-name="ce3" office:value-type="string" calcext:value-type="string">
            <text:p>42.506170s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3.67331" calcext:value-type="float">
            <text:p>43.67331</text:p>
          </table:table-cell>
          <table:table-cell office:value-type="float" office:value="42.551" calcext:value-type="float">
            <text:p>42.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9:29:01.093866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9:29:02.988487494</meta:creation-date>
    <meta:editing-duration>PT1H4M19S</meta:editing-duration>
    <meta:editing-cycles>3</meta:editing-cycles>
    <meta:generator>LibreOffice/4.2.7.2$Linux_X86_64 LibreOffice_project/420m0$Build-2</meta:generator>
    <dc:date>2014-11-09T20:33:47.677737334</dc:date>
    <meta:document-statistic meta:table-count="1" meta:cell-count="51" meta:object-count="0"/>
  </office:meta>
</office:document-meta>
</file>